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2.328in"/>
    </style:style>
    <style:style style:name="co3" style:family="table-column">
      <style:table-column-properties fo:break-before="auto" style:column-width="0.9189in"/>
    </style:style>
    <style:style style:name="co4" style:family="table-column">
      <style:table-column-properties fo:break-before="auto" style:column-width="1.16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3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3" table:number-rows-spanned="1">
            <text:p>Flexystruder 0.1 BOM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3">
          <table:table-cell table:style-name="ce2" office:value-type="string">
            <text:p>Printed Parts</text:p>
          </table:table-cell>
          <table:table-cell/>
          <table:table-cell office:value-type="string">
            <text:p>Qty needed</text:p>
          </table:table-cell>
          <table:table-cell office:value-type="string">
            <text:p>Print time (min)</text:p>
          </table:table-cell>
          <table:table-cell office:value-type="string">
            <text:p>Mass (g)</text:p>
          </table:table-cell>
        </table:table-row>
        <table:table-row table:style-name="ro3">
          <table:table-cell/>
          <table:table-cell office:value-type="string">
            <text:p>Extruder Body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</table:table-row>
        <table:table-row table:style-name="ro3">
          <table:table-cell/>
          <table:table-cell office:value-type="string">
            <text:p>Large Herringbone gear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</table:table-row>
        <table:table-row table:style-name="ro3">
          <table:table-cell/>
          <table:table-cell office:value-type="string">
            <text:p>Small Herringbone gear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.5">
            <text:p>3.5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/>
          <table:table-cell office:value-type="string">
            <text:p>Total</text:p>
          </table:table-cell>
          <table:table-cell office:value-type="float" office:value="3">
            <text:p>3</text:p>
          </table:table-cell>
          <table:table-cell table:formula="of:=SUM([.D4:.D6])" office:value-type="float" office:value="106">
            <text:p>106</text:p>
          </table:table-cell>
          <table:table-cell table:formula="of:=SUM([.E4:.E6])" office:value-type="float" office:value="66.5">
            <text:p>66.5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2" office:value-type="string">
            <text:p>Vitamins (non-printed parts)</text:p>
          </table:table-cell>
          <table:table-cell/>
          <table:table-cell office:value-type="string">
            <text:p>Qty Needed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M8 Hobbed Bolt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M8 Nyloc nut (or wing nut)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M8 Washer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608ZZ bearing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M3 Heatset insert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M3 Set screw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.25”ODx.125”ID PTFE tube (~2.5”)</text:p>
          </table:table-cell>
          <table:table-cell office:value-type="float" office:value="1">
            <text:p>1</text:p>
          </table:table-cell>
          <table:table-cell table:number-columns-repeated="2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3-11-25T08:45:26</meta:creation-date>
    <dc:date>2013-11-25T08:56:13</dc:date>
    <dc:creator>aleph </dc:creator>
    <meta:editing-duration>PT2M8S</meta:editing-duration>
    <meta:editing-cycles>2</meta:editing-cycles>
    <meta:generator>LibreOffice/3.5$Linux_X86_64 LibreOffice_project/350m1$Build-2</meta:generator>
    <meta:document-statistic meta:table-count="3" meta:cell-count="37" meta:object-count="0"/>
  </office:meta>
</office:document-meta>
</file>